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7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0.5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eff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table:style-name="ce2" office:value-type="string" calcext:value-type="string">
            <text:p><text:a xlink:href="http://dbpedia.org/ontology/wikiPageWikiLink" xlink:type="simple">http://dbpedia.org/ontology/wikiPageWikiLink</text:a></text:p>
          </table:table-cell>
          <table:table-cell office:value-type="float" office:value="54638" calcext:value-type="float">
            <text:p>54638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w3.org/2002/07/owl#sameAs" xlink:type="simple">http://www.w3.org/2002/07/owl#sameAs</text:a></text:p>
          </table:table-cell>
          <table:table-cell office:value-type="float" office:value="32267" calcext:value-type="float">
            <text:p>32267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w3.org/1999/02/22-rdf-syntax-ns#type" xlink:type="simple">http://www.w3.org/1999/02/22-rdf-syntax-ns#type</text:a></text:p>
          </table:table-cell>
          <table:table-cell office:value-type="float" office:value="27269" calcext:value-type="float">
            <text:p>27269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w3.org/2000/01/rdf-schema#label" xlink:type="simple">http://www.w3.org/2000/01/rdf-schema#label</text:a></text:p>
          </table:table-cell>
          <table:table-cell office:value-type="float" office:value="11210" calcext:value-type="float">
            <text:p>11210</text:p>
          </table:table-cell>
          <table:table-cell office:value-type="string" calcext:value-type="string">
            <text:p>lang() = ‘en’</text:p>
          </table:table-cell>
        </table:table-row>
        <table:table-row table:style-name="ro1">
          <table:table-cell office:value-type="string" calcext:value-type="string">
            <text:p><text:a xlink:href="http://dbpedia.org/ontology/abstract" xlink:type="simple">http://dbpedia.org/ontology/abstract</text:a></text:p>
          </table:table-cell>
          <table:table-cell office:value-type="float" office:value="11164" calcext:value-type="float">
            <text:p>11164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w3.org/2000/01/rdf-schema#comment" xlink:type="simple">http://www.w3.org/2000/01/rdf-schema#comment</text:a></text:p>
          </table:table-cell>
          <table:table-cell office:value-type="float" office:value="11164" calcext:value-type="float">
            <text:p>1116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wikiPageUsesTemplate" xlink:type="simple">http://dbpedia.org/property/wikiPageUsesTemplate</text:a></text:p>
          </table:table-cell>
          <table:table-cell office:value-type="float" office:value="8765" calcext:value-type="float">
            <text:p>8765</text:p>
          </table:table-cell>
          <table:table-cell/>
        </table:table-row>
        <table:table-row table:style-name="ro1">
          <table:table-cell office:value-type="string" calcext:value-type="string">
            <text:p><text:a xlink:href="http://purl.org/dc/terms/subject" xlink:type="simple">http://purl.org/dc/terms/subject</text:a></text:p>
          </table:table-cell>
          <table:table-cell office:value-type="float" office:value="8738" calcext:value-type="float">
            <text:p>873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wikiPageExternalLink" xlink:type="simple">http://dbpedia.org/ontology/wikiPageExternalLink</text:a></text:p>
          </table:table-cell>
          <table:table-cell office:value-type="float" office:value="3978" calcext:value-type="float">
            <text:p>3978</text:p>
          </table:table-cell>
          <table:table-cell/>
        </table:table-row>
        <table:table-row table:style-name="ro1">
          <table:table-cell office:value-type="string" calcext:value-type="string">
            <text:p><text:a xlink:href="http://xmlns.com/foaf/0.1/depiction" xlink:type="simple">http://xmlns.com/foaf/0.1/depiction</text:a></text:p>
          </table:table-cell>
          <table:table-cell office:value-type="float" office:value="1656" calcext:value-type="float">
            <text:p>1656</text:p>
          </table:table-cell>
          <table:table-cell/>
        </table:table-row>
        <table:table-row table:style-name="ro1">
          <table:table-cell office:value-type="string" calcext:value-type="string">
            <text:p><text:a xlink:href="http://xmlns.com/foaf/0.1/isPrimaryTopicOf" xlink:type="simple">http://xmlns.com/foaf/0.1/isPrimaryTopicOf</text:a></text:p>
          </table:table-cell>
          <table:table-cell office:value-type="float" office:value="762" calcext:value-type="float">
            <text:p>76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wikiPageRevisionID" xlink:type="simple">http://dbpedia.org/ontology/wikiPageRevisionID</text:a></text:p>
          </table:table-cell>
          <table:table-cell office:value-type="float" office:value="762" calcext:value-type="float">
            <text:p>76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wikiPageLength" xlink:type="simple">http://dbpedia.org/ontology/wikiPageLength</text:a></text:p>
          </table:table-cell>
          <table:table-cell office:value-type="float" office:value="762" calcext:value-type="float">
            <text:p>762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w3.org/ns/prov#wasDerivedFrom" xlink:type="simple">http://www.w3.org/ns/prov#wasDerivedFrom</text:a></text:p>
          </table:table-cell>
          <table:table-cell office:value-type="float" office:value="762" calcext:value-type="float">
            <text:p>76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wikiPageID" xlink:type="simple">http://dbpedia.org/ontology/wikiPageID</text:a></text:p>
          </table:table-cell>
          <table:table-cell office:value-type="float" office:value="762" calcext:value-type="float">
            <text:p>76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knownFor" xlink:type="simple">http://dbpedia.org/property/knownFor</text:a></text:p>
          </table:table-cell>
          <table:table-cell office:value-type="float" office:value="751" calcext:value-type="float">
            <text:p>751</text:p>
          </table:table-cell>
          <table:table-cell/>
        </table:table-row>
        <table:table-row table:style-name="ro1">
          <table:table-cell office:value-type="string" calcext:value-type="string">
            <text:p><text:a xlink:href="http://purl.org/linguistics/gold/hypernym" xlink:type="simple">http://purl.org/linguistics/gold/hypernym</text:a></text:p>
          </table:table-cell>
          <table:table-cell office:value-type="float" office:value="716" calcext:value-type="float">
            <text:p>716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knownFor" xlink:type="simple">http://dbpedia.org/ontology/knownFor</text:a></text:p>
          </table:table-cell>
          <table:table-cell office:value-type="float" office:value="698" calcext:value-type="float">
            <text:p>69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birthPlace" xlink:type="simple">http://dbpedia.org/ontology/birthPlace</text:a></text:p>
          </table:table-cell>
          <table:table-cell office:value-type="float" office:value="633" calcext:value-type="float">
            <text:p>63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birthPlace" xlink:type="simple">http://dbpedia.org/property/birthPlace</text:a></text:p>
          </table:table-cell>
          <table:table-cell office:value-type="float" office:value="615" calcext:value-type="float">
            <text:p>61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award" xlink:type="simple">http://dbpedia.org/ontology/award</text:a></text:p>
          </table:table-cell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string" calcext:value-type="string">
            <text:p><text:a xlink:href="http://schema.org/sameAs" xlink:type="simple">http://schema.org/sameAs</text:a></text:p>
          </table:table-cell>
          <table:table-cell office:value-type="float" office:value="559" calcext:value-type="float">
            <text:p>559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academicDiscipline" xlink:type="simple">http://dbpedia.org/ontology/academicDiscipline</text:a>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thumbnail" xlink:type="simple">http://dbpedia.org/ontology/thumbnail</text:a>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name" xlink:type="simple">http://dbpedia.org/property/name</text:a></text:p>
          </table:table-cell>
          <table:table-cell office:value-type="float" office:value="458" calcext:value-type="float">
            <text:p>458</text:p>
          </table:table-cell>
          <table:table-cell/>
        </table:table-row>
        <table:table-row table:style-name="ro1">
          <table:table-cell office:value-type="string" calcext:value-type="string">
            <text:p><text:a xlink:href="http://xmlns.com/foaf/0.1/name" xlink:type="simple">http://xmlns.com/foaf/0.1/name</text:a></text:p>
          </table:table-cell>
          <table:table-cell office:value-type="float" office:value="453" calcext:value-type="float">
            <text:p>45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birthDate" xlink:type="simple">http://dbpedia.org/property/birthDate</text:a></text:p>
          </table:table-cell>
          <table:table-cell office:value-type="float" office:value="443" calcext:value-type="float">
            <text:p>44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deathPlace" xlink:type="simple">http://dbpedia.org/ontology/deathPlace</text:a></text:p>
          </table:table-cell>
          <table:table-cell office:value-type="float" office:value="426" calcext:value-type="float">
            <text:p>426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deathPlace" xlink:type="simple">http://dbpedia.org/property/deathPlace</text:a></text:p>
          </table:table-cell>
          <table:table-cell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almaMater" xlink:type="simple">http://dbpedia.org/property/almaMater</text:a>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field" xlink:type="simple">http://dbpedia.org/property/field</text:a>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birthDate" xlink:type="simple">http://dbpedia.org/ontology/birthDate</text:a></text:p>
          </table:table-cell>
          <table:table-cell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almaMater" xlink:type="simple">http://dbpedia.org/ontology/almaMater</text:a></text:p>
          </table:table-cell>
          <table:table-cell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deathDate" xlink:type="simple">http://dbpedia.org/property/deathDate</text:a></text:p>
          </table:table-cell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rizes" xlink:type="simple">http://dbpedia.org/property/prizes</text:a></text:p>
          </table:table-cell>
          <table:table-cell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awards" xlink:type="simple">http://dbpedia.org/property/awards</text:a></text:p>
          </table:table-cell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deathDate" xlink:type="simple">http://dbpedia.org/ontology/deathDate</text:a></text:p>
          </table:table-cell>
          <table:table-cell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caption" xlink:type="simple">http://dbpedia.org/property/caption</text:a></text:p>
          </table:table-cell>
          <table:table-cell office:value-type="float" office:value="296" calcext:value-type="float">
            <text:p>296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workplaces" xlink:type="simple">http://dbpedia.org/property/workplaces</text:a>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nationality" xlink:type="simple">http://dbpedia.org/property/nationality</text:a>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institution" xlink:type="simple">http://dbpedia.org/ontology/institution</text:a>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doctoralStudents" xlink:type="simple">http://dbpedia.org/property/doctoralStudents</text:a>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pouse" xlink:type="simple">http://dbpedia.org/property/spouse</text:a>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doctoralStudent" xlink:type="simple">http://dbpedia.org/ontology/doctoralStudent</text:a>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workInstitutions" xlink:type="simple">http://dbpedia.org/property/workInstitutions</text:a>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fields" xlink:type="simple">http://dbpedia.org/property/fields</text:a>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wordnet_type" xlink:type="simple">http://dbpedia.org/property/wordnet_type</text:a>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nationality" xlink:type="simple">http://dbpedia.org/ontology/nationality</text:a>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title" xlink:type="simple">http://dbpedia.org/property/title</text:a>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influences" xlink:type="simple">http://dbpedia.org/property/influences</text:a>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doctoralAdvisor" xlink:type="simple">http://dbpedia.org/property/doctoralAdvisor</text:a>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occupation" xlink:type="simple">http://dbpedia.org/ontology/occupation</text:a>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influenced" xlink:type="simple">http://dbpedia.org/property/influenced</text:a>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birthName" xlink:type="simple">http://dbpedia.org/ontology/birthName</text:a>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doctoralAdvisor" xlink:type="simple">http://dbpedia.org/ontology/doctoralAdvisor</text:a>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imageSize" xlink:type="simple">http://dbpedia.org/property/imageSize</text:a>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birthName" xlink:type="simple">http://dbpedia.org/property/birthName</text:a>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influencedBy" xlink:type="simple">http://dbpedia.org/ontology/influencedBy</text:a>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education" xlink:type="simple">http://dbpedia.org/property/education</text:a>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occupation" xlink:type="simple">http://dbpedia.org/property/occupation</text:a>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influenced" xlink:type="simple">http://dbpedia.org/ontology/influenced</text:a>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children" xlink:type="simple">http://dbpedia.org/property/children</text:a>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date" xlink:type="simple">http://dbpedia.org/property/date</text:a>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image" xlink:type="simple">http://dbpedia.org/property/image</text:a>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workInstitution" xlink:type="simple">http://dbpedia.org/property/workInstitution</text:a>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w3.org/2000/01/rdf-schema#seeAlso" xlink:type="simple">http://www.w3.org/2000/01/rdf-schema#seeAlso</text:a>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birthYear" xlink:type="simple">http://dbpedia.org/ontology/birthYear</text:a>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ignature" xlink:type="simple">http://dbpedia.org/property/signature</text:a>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years" xlink:type="simple">http://dbpedia.org/property/years</text:a>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url" xlink:type="simple">http://dbpedia.org/property/url</text:a>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academicAdvisors" xlink:type="simple">http://dbpedia.org/property/academicAdvisors</text:a>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citizenship" xlink:type="simple">http://dbpedia.org/property/citizenship</text:a>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w3.org/2004/02/skos/core#exactMatch" xlink:type="simple">http://www.w3.org/2004/02/skos/core#exactMatch</text:a>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notableStudents" xlink:type="simple">http://dbpedia.org/property/notableStudents</text:a>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id" xlink:type="simple">http://dbpedia.org/property/id</text:a>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thesisTitle" xlink:type="simple">http://dbpedia.org/property/thesisTitle</text:a>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thesisYear" xlink:type="simple">http://dbpedia.org/property/thesisYear</text:a>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ortal" xlink:type="simple">http://dbpedia.org/property/portal</text:a>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deathYear" xlink:type="simple">http://dbpedia.org/ontology/deathYear</text:a>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notableStudent" xlink:type="simple">http://dbpedia.org/ontology/notableStudent</text:a>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academicAdvisor" xlink:type="simple">http://dbpedia.org/ontology/academicAdvisor</text:a>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residence" xlink:type="simple">http://dbpedia.org/property/residence</text:a>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width" xlink:type="simple">http://dbpedia.org/property/width</text:a>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alt" xlink:type="simple">http://dbpedia.org/property/alt</text:a>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after" xlink:type="simple">http://dbpedia.org/property/after</text:a>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before" xlink:type="simple">http://dbpedia.org/property/before</text:a>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citizenship" xlink:type="simple">http://dbpedia.org/ontology/citizenship</text:a>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spouse" xlink:type="simple">http://dbpedia.org/ontology/spouse</text:a>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thesisUrl" xlink:type="simple">http://dbpedia.org/property/thesisUrl</text:a>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<text:a xlink:href="http://xmlns.com/foaf/0.1/homepage" xlink:type="simple">http://xmlns.com/foaf/0.1/homepage</text:a>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restingPlace" xlink:type="simple">http://dbpedia.org/property/restingPlace</text:a>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residence" xlink:type="simple">http://dbpedia.org/ontology/residence</text:a>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child" xlink:type="simple">http://dbpedia.org/ontology/child</text:a>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honorificPrefix" xlink:type="simple">http://dbpedia.org/property/honorificPrefix</text:a>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align" xlink:type="simple">http://dbpedia.org/property/align</text:a>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volume" xlink:type="simple">http://dbpedia.org/property/volume</text:a>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redecessor" xlink:type="simple">http://dbpedia.org/property/predecessor</text:a>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termPeriod" xlink:type="simple">http://dbpedia.org/ontology/termPeriod</text:a>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honorificSuffix" xlink:type="simple">http://dbpedia.org/property/honorificSuffix</text:a>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uccessor" xlink:type="simple">http://dbpedia.org/property/successor</text:a>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termStart" xlink:type="simple">http://dbpedia.org/property/termStart</text:a>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w3.org/2002/07/owl#differentFrom" xlink:type="simple">http://www.w3.org/2002/07/owl#differentFrom</text:a>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first" xlink:type="simple">http://dbpedia.org/property/first</text:a>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mainInterests" xlink:type="simple">http://dbpedia.org/property/mainInterests</text:a>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" xlink:type="simple">http://dbpedia.org/property/s</text:a>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website" xlink:type="simple">http://dbpedia.org/property/website</text:a>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wstitle" xlink:type="simple">http://dbpedia.org/property/wstitle</text:a>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ethnicGroups" xlink:type="simple">http://dbpedia.org/property/ethnicGroups</text:a>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last" xlink:type="simple">http://dbpedia.org/property/last</text:a>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establishedEvent" xlink:type="simple">http://dbpedia.org/property/establishedEvent</text:a>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nativeName" xlink:type="simple">http://dbpedia.org/property/nativeName</text:a>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author" xlink:type="simple">http://dbpedia.org/property/author</text:a>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2a" xlink:type="simple">http://dbpedia.org/property/2a</text:a>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1a" xlink:type="simple">http://dbpedia.org/property/1a</text:a>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wikiPageRedirects" xlink:type="simple">http://dbpedia.org/ontology/wikiPageRedirects</text:a>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termEnd" xlink:type="simple">http://dbpedia.org/property/termEnd</text:a>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quote" xlink:type="simple">http://dbpedia.org/property/quote</text:a>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originalName" xlink:type="simple">http://dbpedia.org/ontology/originalName</text:a>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event" xlink:type="simple">http://dbpedia.org/ontology/event</text:a>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office" xlink:type="simple">http://dbpedia.org/property/office</text:a>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religion" xlink:type="simple">http://dbpedia.org/property/religion</text:a>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wikt" xlink:type="simple">http://dbpedia.org/property/wikt</text:a>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establishedDate" xlink:type="simple">http://dbpedia.org/property/establishedDate</text:a>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text" xlink:type="simple">http://dbpedia.org/property/text</text:a>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otherNames" xlink:type="simple">http://dbpedia.org/property/otherNames</text:a>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b" xlink:type="simple">http://dbpedia.org/property/b</text:a>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notableWorks" xlink:type="simple">http://dbpedia.org/property/notableWorks</text:a>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order" xlink:type="simple">http://dbpedia.org/property/order</text:a>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leaderTitle" xlink:type="simple">http://dbpedia.org/property/leaderTitle</text:a>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by" xlink:type="simple">http://dbpedia.org/property/by</text:a>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leaderName" xlink:type="simple">http://dbpedia.org/property/leaderName</text:a>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n" xlink:type="simple">http://dbpedia.org/property/n</text:a>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reason" xlink:type="simple">http://dbpedia.org/property/reason</text:a>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v" xlink:type="simple">http://dbpedia.org/property/v</text:a>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ource" xlink:type="simple">http://dbpedia.org/property/source</text:a>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ethnicGroup" xlink:type="simple">http://dbpedia.org/ontology/ethnicGroup</text:a>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2p" xlink:type="simple">http://dbpedia.org/property/2p</text:a>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" xlink:type="simple">http://dbpedia.org/property/p</text:a>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title" xlink:type="simple">http://dbpedia.org/ontology/title</text:a>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nativeNameLang" xlink:type="simple">http://dbpedia.org/property/nativeNameLang</text:a>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religion" xlink:type="simple">http://dbpedia.org/ontology/religion</text:a>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d" xlink:type="simple">http://dbpedia.org/property/d</text:a>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bot" xlink:type="simple">http://dbpedia.org/property/bot</text:a>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governmentType" xlink:type="simple">http://dbpedia.org/property/governmentType</text:a>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pouses" xlink:type="simple">http://dbpedia.org/property/spouses</text:a>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2y" xlink:type="simple">http://dbpedia.org/property/2y</text:a>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arents" xlink:type="simple">http://dbpedia.org/property/parents</text:a>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education" xlink:type="simple">http://dbpedia.org/ontology/education</text:a>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age" xlink:type="simple">http://dbpedia.org/property/page</text:a>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alternativeName" xlink:type="simple">http://dbpedia.org/ontology/alternativeName</text:a>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w" xlink:type="simple">http://dbpedia.org/property/w</text:a>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rofession" xlink:type="simple">http://dbpedia.org/property/profession</text:a>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1p" xlink:type="simple">http://dbpedia.org/property/1p</text:a>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1y" xlink:type="simple">http://dbpedia.org/property/1y</text:a>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c" xlink:type="simple">http://dbpedia.org/property/c</text:a>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label" xlink:type="simple">http://dbpedia.org/property/label</text:a>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mainInterest" xlink:type="simple">http://dbpedia.org/ontology/mainInterest</text:a>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name" xlink:type="simple">http://dbpedia.org/property/sname</text:a>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fixAttempted" xlink:type="simple">http://dbpedia.org/property/fixAttempted</text:a>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ages" xlink:type="simple">http://dbpedia.org/property/pages</text:a>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about" xlink:type="simple">http://dbpedia.org/property/about</text:a>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w3.org/2003/01/geo/wgs84_pos#geometry" xlink:type="simple">http://www.w3.org/2003/01/geo/wgs84_pos#geometry</text:a>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profession" xlink:type="simple">http://dbpedia.org/ontology/profession</text:a>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battles" xlink:type="simple">http://dbpedia.org/property/battles</text:a>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relatives" xlink:type="simple">http://dbpedia.org/property/relatives</text:a>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value" xlink:type="simple">http://dbpedia.org/property/value</text:a>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video" xlink:type="simple">http://dbpedia.org/property/video</text:a>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languages" xlink:type="simple">http://dbpedia.org/property/languages</text:a>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opt" xlink:type="simple">http://dbpedia.org/property/sopt</text:a>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q" xlink:type="simple">http://dbpedia.org/property/q</text:a>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direction" xlink:type="simple">http://dbpedia.org/property/direction</text:a>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color" xlink:type="simple">http://dbpedia.org/property/color</text:a>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battle" xlink:type="simple">http://dbpedia.org/ontology/battle</text:a>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footer" xlink:type="simple">http://dbpedia.org/property/footer</text:a>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restingPlace" xlink:type="simple">http://dbpedia.org/ontology/restingPlace</text:a>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3a" xlink:type="simple">http://dbpedia.org/property/3a</text:a>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language" xlink:type="simple">http://dbpedia.org/ontology/language</text:a>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commons" xlink:type="simple">http://dbpedia.org/property/commons</text:a>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atrons" xlink:type="simple">http://dbpedia.org/property/patrons</text:a>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year" xlink:type="simple">http://dbpedia.org/property/year</text:a>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stateOfOrigin" xlink:type="simple">http://dbpedia.org/ontology/stateOfOrigin</text:a>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w3.org/2003/01/geo/wgs84_pos#lat" xlink:type="simple">http://www.w3.org/2003/01/geo/wgs84_pos#lat</text:a>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georss.org/georss/point" xlink:type="simple">http://www.georss.org/georss/point</text:a>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demonym" xlink:type="simple">http://dbpedia.org/property/demonym</text:a>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nationalMotto" xlink:type="simple">http://dbpedia.org/property/nationalMotto</text:a>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demonym" xlink:type="simple">http://dbpedia.org/ontology/demonym</text:a>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w3.org/2003/01/geo/wgs84_pos#long" xlink:type="simple">http://www.w3.org/2003/01/geo/wgs84_pos#long</text:a>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era" xlink:type="simple">http://dbpedia.org/property/era</text:a>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activeYearsStartYear" xlink:type="simple">http://dbpedia.org/ontology/activeYearsStartYear</text:a>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recognizedRegionalLanguages" xlink:type="simple">http://dbpedia.org/property/recognizedRegionalLanguages</text:a>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auto" xlink:type="simple">http://dbpedia.org/property/auto</text:a>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rank" xlink:type="simple">http://dbpedia.org/property/rank</text:a>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parent" xlink:type="simple">http://dbpedia.org/ontology/parent</text:a>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yearsActive" xlink:type="simple">http://dbpedia.org/property/yearsActive</text:a>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mother" xlink:type="simple">http://dbpedia.org/property/mother</text:a>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onlinebooks" xlink:type="simple">http://dbpedia.org/property/onlinebooks</text:a>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region" xlink:type="simple">http://dbpedia.org/property/region</text:a>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voy" xlink:type="simple">http://dbpedia.org/property/voy</text:a>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footnotes" xlink:type="simple">http://dbpedia.org/property/footnotes</text:a>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activeYearsEndYear" xlink:type="simple">http://dbpedia.org/ontology/activeYearsEndYear</text:a>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imdbId" xlink:type="simple">http://dbpedia.org/ontology/imdbId</text:a>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motto" xlink:type="simple">http://dbpedia.org/ontology/motto</text:a>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father" xlink:type="simple">http://dbpedia.org/property/father</text:a>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with" xlink:type="simple">http://dbpedia.org/property/with</text:a>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legislature" xlink:type="simple">http://dbpedia.org/property/legislature</text:a>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viaf" xlink:type="simple">http://dbpedia.org/property/viaf</text:a>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module" xlink:type="simple">http://dbpedia.org/property/module</text:a>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colwidth" xlink:type="simple">http://dbpedia.org/property/colwidth</text:a>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t" xlink:type="simple">http://dbpedia.org/property/t</text:a>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dSearch" xlink:type="simple">http://dbpedia.org/property/dSearch</text:a>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area" xlink:type="simple">http://dbpedia.org/ontology/area</text:a>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erviceyears" xlink:type="simple">http://dbpedia.org/property/serviceyears</text:a>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float" xlink:type="simple">http://dbpedia.org/property/float</text:a>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PopulatedPlace/populationDensity" xlink:type="simple">http://dbpedia.org/ontology/PopulatedPlace/populationDensity</text:a>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1pp" xlink:type="simple">http://dbpedia.org/property/1pp</text:a>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populationDensity" xlink:type="simple">http://dbpedia.org/ontology/populationDensity</text:a>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PopulatedPlace/area" xlink:type="simple">http://dbpedia.org/ontology/PopulatedPlace/area</text:a>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hdiRank" xlink:type="simple">http://dbpedia.org/property/hdiRank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largestCity" xlink:type="simple">http://dbpedia.org/property/largestCity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governmentType" xlink:type="simple">http://dbpedia.org/ontology/governmentType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relative" xlink:type="simple">http://dbpedia.org/ontology/relative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serviceStartYear" xlink:type="simple">http://dbpedia.org/ontology/serviceStartYear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personFunction" xlink:type="simple">http://dbpedia.org/ontology/personFunction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2ps" xlink:type="simple">http://dbpedia.org/property/2ps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3ps" xlink:type="simple">http://dbpedia.org/property/3ps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drivesOn" xlink:type="simple">http://dbpedia.org/property/drivesOn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ercentWater" xlink:type="simple">http://dbpedia.org/property/percentWater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opulationEstimateYear" xlink:type="simple">http://dbpedia.org/property/populationEstimateYear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legislature" xlink:type="simple">http://dbpedia.org/ontology/legislature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percentageOfAreaWater" xlink:type="simple">http://dbpedia.org/ontology/percentageOfAreaWater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currencyCode" xlink:type="simple">http://dbpedia.org/property/currencyCode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gdpNominal" xlink:type="simple">http://dbpedia.org/property/gdpNominal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gdpPpp" xlink:type="simple">http://dbpedia.org/property/gdpPpp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populationTotal" xlink:type="simple">http://dbpedia.org/ontology/populationTotal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data" xlink:type="simple">http://dbpedia.org/property/data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humanDevelopmentIndex" xlink:type="simple">http://dbpedia.org/ontology/humanDevelopmentIndex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gdpNominalRank" xlink:type="simple">http://dbpedia.org/property/gdpNominalRank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denomination" xlink:type="simple">http://dbpedia.org/property/denomination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militaryBranch" xlink:type="simple">http://dbpedia.org/ontology/militaryBranch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officialLanguage" xlink:type="simple">http://dbpedia.org/ontology/officialLanguage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doctoralAdvisors" xlink:type="simple">http://dbpedia.org/property/doctoralAdvisors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fetchwikidata" xlink:type="simple">http://dbpedia.org/property/fetchwikidata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capital" xlink:type="simple">http://dbpedia.org/property/capital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gdpPppPerCapitaRank" xlink:type="simple">http://dbpedia.org/property/gdpPppPerCapitaRank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officialLanguages" xlink:type="simple">http://dbpedia.org/property/officialLanguages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2pp" xlink:type="simple">http://dbpedia.org/property/2pp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alias" xlink:type="simple">http://dbpedia.org/ontology/alias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party" xlink:type="simple">http://dbpedia.org/ontology/party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countryCode" xlink:type="simple">http://dbpedia.org/ontology/countryCode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dateFormat" xlink:type="simple">http://dbpedia.org/property/dateFormat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gdpPppYear" xlink:type="simple">http://dbpedia.org/property/gdpPppYear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allegiance" xlink:type="simple">http://dbpedia.org/property/allegiance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utcOffset" xlink:type="simple">http://dbpedia.org/property/utcOffset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gdpNominalPerCapita" xlink:type="simple">http://dbpedia.org/property/gdpNominalPerCapita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gdpPppPerCapita" xlink:type="simple">http://dbpedia.org/property/gdpPppPerCapita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opulationEstimate" xlink:type="simple">http://dbpedia.org/property/populationEstimate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overeigntyType" xlink:type="simple">http://dbpedia.org/property/sovereigntyType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giniCoefficient" xlink:type="simple">http://dbpedia.org/ontology/giniCoefficient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4a" xlink:type="simple">http://dbpedia.org/property/4a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areaRank" xlink:type="simple">http://dbpedia.org/property/areaRank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gdpNominalYear" xlink:type="simple">http://dbpedia.org/property/gdpNominalYear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giniYear" xlink:type="simple">http://dbpedia.org/property/giniYear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hdiChange" xlink:type="simple">http://dbpedia.org/property/hdiChange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nationalAnthem" xlink:type="simple">http://dbpedia.org/property/nationalAnthem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3y" xlink:type="simple">http://dbpedia.org/property/3y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branch" xlink:type="simple">http://dbpedia.org/property/branch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arty" xlink:type="simple">http://dbpedia.org/property/party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Search" xlink:type="simple">http://dbpedia.org/property/sSearch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pecies" xlink:type="simple">http://dbpedia.org/property/species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utcOffset" xlink:type="simple">http://dbpedia.org/ontology/utcOffset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capital" xlink:type="simple">http://dbpedia.org/ontology/capital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bgcolor" xlink:type="simple">http://dbpedia.org/property/bgcolor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serviceEndYear" xlink:type="simple">http://dbpedia.org/ontology/serviceEndYear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ignatureAlt" xlink:type="simple">http://dbpedia.org/property/signatureAlt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currency" xlink:type="simple">http://dbpedia.org/ontology/currency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gdpPppRank" xlink:type="simple">http://dbpedia.org/property/gdpPppRank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gini" xlink:type="simple">http://dbpedia.org/property/gini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hdi" xlink:type="simple">http://dbpedia.org/property/hdi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hdiYear" xlink:type="simple">http://dbpedia.org/property/hdiYear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currencyCode" xlink:type="simple">http://dbpedia.org/ontology/currencyCode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chancellor" xlink:type="simple">http://dbpedia.org/property/chancellor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currency" xlink:type="simple">http://dbpedia.org/property/currency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callingCode" xlink:type="simple">http://dbpedia.org/property/callingCode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opulationDensityRank" xlink:type="simple">http://dbpedia.org/property/populationDensityRank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urlname" xlink:type="simple">http://dbpedia.org/property/urlname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j" xlink:type="simple">http://dbpedia.org/property/j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y" xlink:type="simple">http://dbpedia.org/property/y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allegiance" xlink:type="simple">http://dbpedia.org/ontology/allegiance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commonName" xlink:type="simple">http://dbpedia.org/property/commonName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conventionalLongName" xlink:type="simple">http://dbpedia.org/property/conventionalLongName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gdpNominalPerCapitaRank" xlink:type="simple">http://dbpedia.org/property/gdpNominalPerCapitaRank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giniChange" xlink:type="simple">http://dbpedia.org/property/giniChange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religionYear" xlink:type="simple">http://dbpedia.org/property/religionYear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3p" xlink:type="simple">http://dbpedia.org/property/3p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imageFlag" xlink:type="simple">http://dbpedia.org/property/imageFlag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imagesize" xlink:type="simple">http://dbpedia.org/property/imagesize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totalWidth" xlink:type="simple">http://dbpedia.org/property/totalWidth</text:a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in" xlink:type="simple">http://dbpedia.org/property/in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areaLabel" xlink:type="simple">http://dbpedia.org/property/areaLabel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languagesType" xlink:type="simple">http://dbpedia.org/property/languagesType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predecessor" xlink:type="simple">http://dbpedia.org/ontology/predecessor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uz" xlink:type="simple">http://dbpedia.org/property/suz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crest" xlink:type="simple">http://dbpedia.org/property/crest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burialPlace" xlink:type="simple">http://dbpedia.org/property/burialPlace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imageUpright" xlink:type="simple">http://dbpedia.org/property/imageUpright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errow" xlink:type="simple">http://dbpedia.org/property/perrow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align" xlink:type="simple">http://dbpedia.org/property/salign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bSearch" xlink:type="simple">http://dbpedia.org/property/bSearch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region" xlink:type="simple">http://dbpedia.org/ontology/region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ic" xlink:type="simple">http://dbpedia.org/property/pic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upperHouse" xlink:type="simple">http://dbpedia.org/property/upperHouse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mapWidth" xlink:type="simple">http://dbpedia.org/property/mapWidth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motto" xlink:type="simple">http://dbpedia.org/property/motto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era" xlink:type="simple">http://dbpedia.org/ontology/era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oj" xlink:type="simple">http://dbpedia.org/property/poj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quoted" xlink:type="simple">http://dbpedia.org/property/quoted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others" xlink:type="simple">http://dbpedia.org/property/others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opulationEstimateRank" xlink:type="simple">http://dbpedia.org/property/populationEstimateRank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opulationDensityKm" xlink:type="simple">http://dbpedia.org/property/populationDensityKm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purl.org/dc/terms/isPartOf" xlink:type="simple">http://purl.org/dc/terms/isPartOf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choolTradition" xlink:type="simple">http://dbpedia.org/property/schoolTradition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iccap" xlink:type="simple">http://dbpedia.org/property/piccap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timeZone" xlink:type="simple">http://dbpedia.org/property/timeZone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topLevelDomain" xlink:type="simple">http://dbpedia.org/ontology/topLevelDomain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areaSqMi" xlink:type="simple">http://dbpedia.org/property/areaSqMi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opulationCensus" xlink:type="simple">http://dbpedia.org/property/populationCensus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relation" xlink:type="simple">http://dbpedia.org/ontology/relation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signature" xlink:type="simple">http://dbpedia.org/ontology/signature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areaKm" xlink:type="simple">http://dbpedia.org/property/areaKm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cctld" xlink:type="simple">http://dbpedia.org/property/cctld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escutcheon" xlink:type="simple">http://dbpedia.org/property/escutcheon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height" xlink:type="simple">http://dbpedia.org/property/height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imageMap" xlink:type="simple">http://dbpedia.org/property/imageMap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commands" xlink:type="simple">http://dbpedia.org/property/commands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movement" xlink:type="simple">http://dbpedia.org/property/movement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type" xlink:type="simple">http://dbpedia.org/property/type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populationTotalRanking" xlink:type="simple">http://dbpedia.org/ontology/populationTotalRanking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militaryCommand" xlink:type="simple">http://dbpedia.org/ontology/militaryCommand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1ps" xlink:type="simple">http://dbpedia.org/property/1ps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jurisprudence" xlink:type="simple">http://dbpedia.org/property/jurisprudence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imageCoat" xlink:type="simple">http://dbpedia.org/property/imageCoat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onlinebooksby" xlink:type="simple">http://dbpedia.org/property/onlinebooksby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opulationDensitySqMi" xlink:type="simple">http://dbpedia.org/property/populationDensitySqMi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group" xlink:type="simple">http://dbpedia.org/property/group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successor" xlink:type="simple">http://dbpedia.org/ontology/successor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largestCity" xlink:type="simple">http://dbpedia.org/ontology/largestCity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blank" xlink:type="simple">http://dbpedia.org/property/blank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tl" xlink:type="simple">http://dbpedia.org/property/tl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overeigntyNote" xlink:type="simple">http://dbpedia.org/property/sovereigntyNote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ethnicGroupsYear" xlink:type="simple">http://dbpedia.org/property/ethnicGroupsYear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lowerHouse" xlink:type="simple">http://dbpedia.org/property/lowerHouse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reference" xlink:type="simple">http://dbpedia.org/property/reference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icupright" xlink:type="simple">http://dbpedia.org/property/picupright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laterwork" xlink:type="simple">http://dbpedia.org/property/laterwork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notableIdeas" xlink:type="simple">http://dbpedia.org/property/notableIdeas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opulationCensusYear" xlink:type="simple">http://dbpedia.org/property/populationCensusYear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authorlink" xlink:type="simple">http://dbpedia.org/property/authorlink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creed" xlink:type="simple">http://dbpedia.org/property/creed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organization" xlink:type="simple">http://dbpedia.org/property/organization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timeZone" xlink:type="simple">http://dbpedia.org/ontology/timeZone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bg" xlink:type="simple">http://dbpedia.org/property/bg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philosophicalSchool" xlink:type="simple">http://dbpedia.org/ontology/philosophicalSchool</text:a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anthem" xlink:type="simple">http://dbpedia.org/ontology/anthem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6a" xlink:type="simple">http://dbpedia.org/property/6a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mapCaption" xlink:type="simple">http://dbpedia.org/property/mapCaption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militaryService" xlink:type="simple">http://dbpedia.org/ontology/militaryServic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onlysourced" xlink:type="simple">http://dbpedia.org/property/onlysourced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organizations" xlink:type="simple">http://dbpedia.org/property/organizations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ee" xlink:type="simple">http://dbpedia.org/property/se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description" xlink:type="simple">http://dbpedia.org/property/description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mall" xlink:type="simple">http://dbpedia.org/property/small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dateformat" xlink:type="simple">http://dbpedia.org/property/dateformat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5y" xlink:type="simple">http://dbpedia.org/property/5y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iso3166code" xlink:type="simple">http://dbpedia.org/property/iso3166cod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maddhab" xlink:type="simple">http://dbpedia.org/property/maddhab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majorWorks" xlink:type="simple">http://dbpedia.org/property/majorWorks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otherSymbolType" xlink:type="simple">http://dbpedia.org/property/otherSymbolTyp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ize" xlink:type="simple">http://dbpedia.org/property/siz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thumb" xlink:type="simple">http://dbpedia.org/property/thumb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ended" xlink:type="simple">http://dbpedia.org/property/ended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no" xlink:type="simple">http://dbpedia.org/property/no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ymbolTypeArticle" xlink:type="simple">http://dbpedia.org/property/symbolTypeArticl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4p" xlink:type="simple">http://dbpedia.org/property/4p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areaLink" xlink:type="simple">http://dbpedia.org/property/areaLink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church" xlink:type="simple">http://dbpedia.org/property/church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constituency" xlink:type="simple">http://dbpedia.org/property/constituency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dupe" xlink:type="simple">http://dbpedia.org/property/dup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otherPost" xlink:type="simple">http://dbpedia.org/property/otherPost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content" xlink:type="simple">http://dbpedia.org/property/content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laceofburial" xlink:type="simple">http://dbpedia.org/property/placeofburial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refs" xlink:type="simple">http://dbpedia.org/property/refs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3pp" xlink:type="simple">http://dbpedia.org/property/3pp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commonsSearch" xlink:type="simple">http://dbpedia.org/property/commonsSearch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uccession" xlink:type="simple">http://dbpedia.org/property/succession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user" xlink:type="simple">http://dbpedia.org/property/user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authorLink" xlink:type="simple">http://dbpedia.org/property/authorLink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header" xlink:type="simple">http://dbpedia.org/property/header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mw" xlink:type="simple">http://dbpedia.org/property/mw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battlesLabel" xlink:type="simple">http://dbpedia.org/property/battlesLabel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death" xlink:type="simple">http://dbpedia.org/property/death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cc" xlink:type="simple">http://dbpedia.org/property/cc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iso31661Code" xlink:type="simple">http://dbpedia.org/ontology/iso31661Cod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6p" xlink:type="simple">http://dbpedia.org/property/6p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otherarticle" xlink:type="simple">http://dbpedia.org/property/otherarticl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diocese" xlink:type="simple">http://dbpedia.org/ontology/dioces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employer" xlink:type="simple">http://dbpedia.org/property/employer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country" xlink:type="simple">http://dbpedia.org/ontology/country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headerimage" xlink:type="simple">http://dbpedia.org/property/headerimag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p" xlink:type="simple">http://dbpedia.org/property/pp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accessdate" xlink:type="simple">http://dbpedia.org/property/accessdat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langcode" xlink:type="simple">http://dbpedia.org/property/langcod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resident" xlink:type="simple">http://dbpedia.org/property/president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relief" xlink:type="simple">http://dbpedia.org/property/relief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languages2Type" xlink:type="simple">http://dbpedia.org/property/languages2Typ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filename" xlink:type="simple">http://dbpedia.org/property/filenam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m" xlink:type="simple">http://dbpedia.org/property/m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nSearch" xlink:type="simple">http://dbpedia.org/property/nSearch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branchLabel" xlink:type="simple">http://dbpedia.org/property/branchLabel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ocBs" xlink:type="simple">http://dbpedia.org/property/ocBs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mini" xlink:type="simple">http://dbpedia.org/property/mini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4pp" xlink:type="simple">http://dbpedia.org/property/4pp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ordination" xlink:type="simple">http://dbpedia.org/property/ordination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opulationCensusRank" xlink:type="simple">http://dbpedia.org/property/populationCensusRank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dynasty" xlink:type="simple">http://dbpedia.org/property/dynasty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reign" xlink:type="simple">http://dbpedia.org/property/reign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deathCause" xlink:type="simple">http://dbpedia.org/ontology/deathCaus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talk" xlink:type="simple">http://dbpedia.org/property/talk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wikiPageInterLanguageLink" xlink:type="simple">http://dbpedia.org/ontology/wikiPageInterLanguageLink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nodiv" xlink:type="simple">http://dbpedia.org/property/nodiv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works" xlink:type="simple">http://dbpedia.org/property/works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accessDate" xlink:type="simple">http://dbpedia.org/property/accessDat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discipline" xlink:type="simple">http://dbpedia.org/property/disciplin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notes" xlink:type="simple">http://dbpedia.org/property/notes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commonscat" xlink:type="simple">http://dbpedia.org/property/commonscat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employer" xlink:type="simple">http://dbpedia.org/ontology/employer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roject" xlink:type="simple">http://dbpedia.org/property/project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5p" xlink:type="simple">http://dbpedia.org/property/5p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6y" xlink:type="simple">http://dbpedia.org/property/6y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otherSymbol" xlink:type="simple">http://dbpedia.org/property/otherSymbol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bodystyle" xlink:type="simple">http://dbpedia.org/property/bodystyl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os" xlink:type="simple">http://dbpedia.org/property/pos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titlestyle" xlink:type="simple">http://dbpedia.org/property/titlestyl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ontology/soundRecording" xlink:type="simple">http://dbpedia.org/ontology/soundRecording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altname" xlink:type="simple">http://dbpedia.org/property/altnam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hotos" xlink:type="simple">http://dbpedia.org/property/photos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4ps" xlink:type="simple">http://dbpedia.org/property/4ps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6ps" xlink:type="simple">http://dbpedia.org/property/6ps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lcheading" xlink:type="simple">http://dbpedia.org/property/lcheading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artner" xlink:type="simple">http://dbpedia.org/property/partner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relations" xlink:type="simple">http://dbpedia.org/property/relations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alias" xlink:type="simple">http://dbpedia.org/property/alias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fontsize" xlink:type="simple">http://dbpedia.org/property/fontsiz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issue" xlink:type="simple">http://dbpedia.org/property/issu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utcOffsetDst" xlink:type="simple">http://dbpedia.org/property/utcOffsetDst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placeofburialLabel" xlink:type="simple">http://dbpedia.org/property/placeofburialLabel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coatOfArms" xlink:type="simple">http://dbpedia.org/property/coatOfArms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ethnicity" xlink:type="simple">http://dbpedia.org/property/ethnicity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ection" xlink:type="simple">http://dbpedia.org/property/section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gr" xlink:type="simple">http://dbpedia.org/property/gr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birth" xlink:type="simple">http://dbpedia.org/property/birth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deathCause" xlink:type="simple">http://dbpedia.org/property/deathCaus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hortlink" xlink:type="simple">http://dbpedia.org/property/shortlink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4y" xlink:type="simple">http://dbpedia.org/property/4y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5a" xlink:type="simple">http://dbpedia.org/property/5a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5ps" xlink:type="simple">http://dbpedia.org/property/5ps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location" xlink:type="simple">http://dbpedia.org/property/location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topic" xlink:type="simple">http://dbpedia.org/property/topic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erviceyearsLabel" xlink:type="simple">http://dbpedia.org/property/serviceyearsLabel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signatureSize" xlink:type="simple">http://dbpedia.org/property/signatureSize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appointed" xlink:type="simple">http://dbpedia.org/property/appointed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dbpedia.org/property/captionAlign" xlink:type="simple">http://dbpedia.org/property/captionAlign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w3.org/2004/02/skos/core#closeMatch" xlink:type="simple">http://www.w3.org/2004/02/skos/core#closeMatch</text:a>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7T23:54:16.141256090</meta:creation-date>
    <dc:date>2022-11-28T00:00:11.498473145</dc:date>
    <meta:editing-duration>PT5M59S</meta:editing-duration>
    <meta:editing-cycles>2</meta:editing-cycles>
    <meta:generator>LibreOffice/6.4.7.2$Linux_X86_64 LibreOffice_project/40$Build-2</meta:generator>
    <meta:document-statistic meta:table-count="1" meta:cell-count="948" meta:object-count="0"/>
  </office:meta>
</office:document-meta>
</file>